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paragraph-properties fo:margin-left="-1.251cm" fo:margin-right="0cm" fo:text-indent="0cm" style:auto-text-indent="false"/>
    </style:style>
    <style:style style:name="P3" style:family="paragraph" style:parent-style-name="Standard" style:list-style-name="L1">
      <style:paragraph-properties fo:margin-left="0cm" fo:margin-right="0cm" fo:text-indent="0cm" style:auto-text-indent="false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text:style-name="L1">
        <text:list-header>
          <text:p text:style-name="P2"><text:s text:c="6"/>0. <text:s/>Teaser: what language is this written in?</text:p>
        </text:list-header>
        <text:list-item>
          <text:p text:style-name="P1">Common meta programming examples</text:p>
          <text:list>
            <text:list-item>
              <text:p text:style-name="P3">Dynamic / contextual extensions</text:p>
            </text:list-item>
            <text:list-item>
              <text:p text:style-name="P3">pseudo control structures</text:p>
            </text:list-item>
            <text:list-item>
              <text:p text:style-name="P3">DSL fun</text:p>
            </text:list-item>
            <text:list-item>
              <text:p text:style-name="P3">Monkey patching</text:p>
            </text:list-item>
          </text:list>
        </text:list-item>
        <text:list-item>
          <text:p text:style-name="P1">You call that the “edge”?</text:p>
          <text:list>
            <text:list-item>
              <text:p text:style-name="P1">It starts to get ugly / cluttered</text:p>
            </text:list-item>
            <text:list-item>
              <text:p text:style-name="P1">Angles fear to tread</text:p>
            </text:list-item>
          </text:list>
        </text:list-item>
        <text:list-item>
          <text:p text:style-name="P1">To boldly go...</text:p>
          <text:list>
            <text:list-item>
              <text:p text:style-name="P1">Salient structure</text:p>
            </text:list-item>
            <text:list-item>
              <text:p text:style-name="P1">lazy (extensible) parsing</text:p>
            </text:list-item>
            <text:list-item>
              <text:p text:style-name="P1">micro-DSLs</text:p>
            </text:list-item>
            <text:list-item>
              <text:p text:style-name="P1">Some examples</text:p>
            </text:list-item>
          </text:list>
        </text:list-item>
        <text:list-item>
          <text:p text:style-name="P1">Your turn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5-14T09:49:24</meta:creation-date>
    <dc:date>2009-05-14T09:58:55</dc:date>
    <meta:editing-cycles>1</meta:editing-cycles>
    <meta:editing-duration>PT9M3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5" meta:word-count="51" meta:character-count="328"/>
  </office:meta>
</office:document-meta>
</file>